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a9db" officeooo:paragraph-rsid="0014b982"/>
    </style:style>
    <style:style style:name="P2" style:family="paragraph" style:parent-style-name="Standard">
      <style:text-properties officeooo:rsid="0014b982" officeooo:paragraph-rsid="0014b982"/>
    </style:style>
    <style:style style:name="P3" style:family="paragraph" style:parent-style-name="Standard">
      <style:paragraph-properties fo:text-align="center" style:justify-single-word="false"/>
      <style:text-properties officeooo:rsid="0014b982" officeooo:paragraph-rsid="0014b982"/>
    </style:style>
    <style:style style:name="P4" style:family="paragraph" style:parent-style-name="Standard">
      <style:text-properties officeooo:rsid="0014b982" officeooo:paragraph-rsid="0016c989"/>
    </style:style>
    <style:style style:name="P5" style:family="paragraph" style:parent-style-name="Standard">
      <style:text-properties fo:font-weight="bold" officeooo:rsid="0014b982" officeooo:paragraph-rsid="0014b982" style:font-weight-asian="bold" style:font-weight-complex="bold"/>
    </style:style>
    <style:style style:name="P6" style:family="paragraph" style:parent-style-name="Standard">
      <style:text-properties fo:font-weight="bold" officeooo:rsid="0014b982" officeooo:paragraph-rsid="0016c989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officeooo:rsid="000fa9db" officeooo:paragraph-rsid="0014b982"/>
    </style:style>
    <style:style style:name="P8" style:family="paragraph" style:parent-style-name="Standard">
      <style:text-properties style:text-underline-style="solid" style:text-underline-width="auto" style:text-underline-color="font-color" officeooo:rsid="000fa9db" officeooo:paragraph-rsid="0016c989"/>
    </style:style>
    <style:style style:name="P9" style:family="paragraph" style:parent-style-name="Standard" style:master-page-name="">
      <style:paragraph-properties fo:margin-left="2.2cm" fo:margin-right="0cm" fo:text-indent="0cm" style:auto-text-indent="false" style:page-number="auto"/>
      <style:text-properties officeooo:rsid="000fa9db" officeooo:paragraph-rsid="0014b982"/>
    </style:style>
    <style:style style:name="P10" style:family="paragraph" style:parent-style-name="Standard">
      <style:paragraph-properties fo:margin-left="2.2cm" fo:margin-right="0cm" fo:text-indent="0cm" style:auto-text-indent="false"/>
      <style:text-properties officeooo:rsid="000fa9db" officeooo:paragraph-rsid="0014b982"/>
    </style:style>
    <style:style style:name="P11" style:family="paragraph" style:parent-style-name="Standard">
      <style:paragraph-properties fo:margin-left="2.2cm" fo:margin-right="0cm" fo:text-indent="0cm" style:auto-text-indent="false"/>
      <style:text-properties officeooo:rsid="000fa9db" officeooo:paragraph-rsid="0016c989"/>
    </style:style>
    <style:style style:name="P12" style:family="paragraph" style:parent-style-name="Standard" style:master-page-name="">
      <style:paragraph-properties fo:margin-left="2.2cm" fo:margin-right="0cm" fo:text-indent="0cm" style:auto-text-indent="false" style:page-number="auto"/>
      <style:text-properties officeooo:rsid="000fa9db" officeooo:paragraph-rsid="0016c989"/>
    </style:style>
    <style:style style:name="P13" style:family="paragraph" style:parent-style-name="Standard" style:master-page-name="">
      <style:paragraph-properties fo:margin-left="2.2cm" fo:margin-right="0cm" fo:text-indent="0cm" style:auto-text-indent="false" style:page-number="auto"/>
      <style:text-properties officeooo:rsid="000fa9db" officeooo:paragraph-rsid="0016c989"/>
    </style:style>
    <style:style style:name="P14" style:family="paragraph" style:parent-style-name="Standard" style:master-page-name="">
      <style:paragraph-properties fo:margin-left="2.6cm" fo:margin-right="0cm" fo:text-indent="0cm" style:auto-text-indent="false" style:page-number="auto"/>
      <style:text-properties officeooo:rsid="000fa9db" officeooo:paragraph-rsid="0014b982"/>
    </style:style>
    <style:style style:name="P15" style:family="paragraph" style:parent-style-name="Standard">
      <style:paragraph-properties fo:margin-left="2.6cm" fo:margin-right="0cm" fo:text-indent="0cm" style:auto-text-indent="false"/>
      <style:text-properties officeooo:rsid="000fa9db" officeooo:paragraph-rsid="0014b982"/>
    </style:style>
    <style:style style:name="P16" style:family="paragraph" style:parent-style-name="Standard">
      <style:paragraph-properties fo:margin-left="2.6cm" fo:margin-right="0cm" fo:text-indent="0cm" style:auto-text-indent="false"/>
      <style:text-properties style:text-underline-style="solid" style:text-underline-width="auto" style:text-underline-color="font-color" officeooo:rsid="000fa9db" officeooo:paragraph-rsid="0014b982"/>
    </style:style>
    <style:style style:name="P17" style:family="paragraph" style:parent-style-name="Title">
      <style:text-properties officeooo:paragraph-rsid="0014b982"/>
    </style:style>
    <style:style style:name="P18" style:family="paragraph" style:parent-style-name="Heading_20_1">
      <style:paragraph-properties fo:text-align="center" style:justify-single-word="false"/>
      <style:text-properties officeooo:rsid="000fa9db" officeooo:paragraph-rsid="0014b982"/>
    </style:style>
    <style:style style:name="P19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4b982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4b982" fo:background-color="transparent" loext:char-shading-value="0"/>
    </style:style>
    <style:style style:name="T4" style:family="text">
      <style:text-properties fo:background-color="#ffff66" loext:char-shading-value="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5a73e" style:font-weight-asian="bold" style:font-weight-complex="bold"/>
    </style:style>
    <style:style style:name="T7" style:family="text">
      <style:text-properties fo:font-weight="bold" fo:background-color="#ffff66" loext:char-shading-value="0" style:font-weight-asian="bold" style:font-weight-complex="bold"/>
    </style:style>
    <style:style style:name="T8" style:family="text">
      <style:text-properties fo:font-weight="bold" fo:background-color="#00ff66" loext:char-shading-value="0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fo:background-color="#ffff66" loext:char-shading-value="0"/>
    </style:style>
    <style:style style:name="T12" style:family="text">
      <style:text-properties style:text-underline-style="solid" style:text-underline-width="auto" style:text-underline-color="font-color" officeooo:rsid="0014b982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fo:background-color="#ffff66" loext:char-shading-value="0" style:font-weight-asian="bold" style:font-weight-complex="bold"/>
    </style:style>
    <style:style style:name="T16" style:family="text">
      <style:text-properties fo:background-color="#00ff66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>USO DE LAS CLASES </text:p>
      <text:p text:style-name="P17"><text:s/>( ACTUALIZAR DATOS – CREAR NUEVO )</text:p>
      <text:p text:style-name="P1"/>
      <text:p text:style-name="P1"/>
      <text:h text:style-name="P19" text:outline-level="1"><text:s/><text:span text:style-name="T14">PARA CREAR NUEVO REGISTRO</text:span> </text:h>
      <text:p text:style-name="P14"/>
      <text:p text:style-name="P6"><text:tab/><text:span text:style-name="T11">FORMA 1</text:span></text:p>
      <text:p text:style-name="P6"/>
      <text:p text:style-name="P12"><text:s text:c="2"/>$ORDERDETAIL = new orderDetailModelo();<text:span text:style-name="T2"> </text:span></text:p>
      <text:p text:style-name="P11"><text:span text:style-name="T2"><text:s text:c="2"/>$ORDERDETAIL-&gt;set_</text:span><text:span text:style-name="T3">oddest</text:span><text:span text:style-name="T2">($ORDERDETAIL-&gt;decrypt($_POST['v1']));</text:span></text:p>
      <text:p text:style-name="P11"><text:s text:c="2"/>$ORDERDETAIL-&gt;save();</text:p>
      <text:p text:style-name="P8"/>
      <text:p text:style-name="P4"/>
      <text:p text:style-name="P4"/>
      <text:p text:style-name="P4"><text:tab/><text:span text:style-name="T15">FORMA 2 </text:span><text:span text:style-name="T11">con el Setter Directo ** importante los campos deden estar definidos en el JSON principal del modulo </text:span></text:p>
      <text:p text:style-name="P6"/>
      <text:p text:style-name="P12"><text:s text:c="2"/>$ORDERDETAIL = new orderDetailModelo();<text:span text:style-name="T2"> </text:span></text:p>
      <text:p text:style-name="P11"><text:s text:c="2"/>$_POST['oddest']='f';</text:p>
      <text:p text:style-name="P11"><text:s text:c="2"/>$ORDERDETAIL-&gt;setter__($_POST);</text:p>
      <text:p text:style-name="P11"><text:s text:c="2"/>$ORDERDETAIL-&gt;save();</text:p>
      <text:p text:style-name="P1"/>
      <text:h text:style-name="P18" text:outline-level="1"><text:s/><text:span text:style-name="T10">PARA </text:span><text:span text:style-name="T12">EDITAR</text:span><text:span text:style-name="T10"> REGISTRO</text:span> </text:h>
      <text:p text:style-name="P1"/>
      <text:p text:style-name="P3"><text:tab/>Los campos que tengan como <text:span text:style-name="T5">segundo </text:span><text:span text:style-name="T6">parámetro</text:span><text:span text:style-name="T5"> </text:span>un <text:span text:style-name="T8"><text:s/>1</text:span><text:span text:style-name="T16"> </text:span><text:s/>en el SET , serán los condicionales del <text:s/><text:span text:style-name="T5">WHERE del SQL</text:span></text:p>
      <text:p text:style-name="P2"/>
      <text:p text:style-name="P2"/>
      <text:p text:style-name="P5"><text:tab/><text:span text:style-name="T11">FORMA 1</text:span></text:p>
      <text:p text:style-name="P5"/>
      <text:p text:style-name="P9"><text:s text:c="2"/>$ORDERDETAIL = new orderDetailModelo();</text:p>
      <text:p text:style-name="P10"><text:s text:c="2"/><text:span text:style-name="T2">$ORDERDETAIL-&gt;set_id($ORDERDETAIL-&gt;decrypt($_POST['v1'])</text:span><text:span text:style-name="T8">,1)</text:span><text:span text:style-name="T2">; </text:span></text:p>
      <text:p text:style-name="P10"><text:span text:style-name="T2"><text:s text:c="2"/>$ORDERDETAIL-&gt;set_</text:span><text:span text:style-name="T3">oddest</text:span><text:span text:style-name="T2">($ORDERDETAIL-&gt;decrypt($_POST['v1']));</text:span></text:p>
      <text:p text:style-name="P10"><text:s text:c="2"/>$ORDERDETAIL-&gt;save();</text:p>
      <text:p text:style-name="P7"/>
      <text:p text:style-name="P2"/>
      <text:p text:style-name="P2"/>
      <text:p text:style-name="P2"><text:tab/><text:span text:style-name="T15">FORMA 2 </text:span><text:span text:style-name="T11">con el Setter Directo ** importante los campos deden estar definidos en el JSON principal del modulo </text:span></text:p>
      <text:p text:style-name="P5"/>
      <text:p text:style-name="P9"><text:s text:c="2"/>$ORDERDETAIL = new orderDetailModelo();</text:p>
      <text:p text:style-name="P10"><text:s text:c="2"/><text:span text:style-name="T2">$ORDERDETAIL-&gt;set_id($ORDERDETAIL-&gt;decrypt($_POST['v1']</text:span><text:span text:style-name="T9">)</text:span><text:span text:style-name="T8">,1</text:span><text:span text:style-name="T2">); </text:span></text:p>
      <text:p text:style-name="P10"><text:s text:c="2"/>$_POST['oddest']='f';</text:p>
      <text:p text:style-name="P10"><text:s text:c="2"/>$ORDERDETAIL-&gt;setter__($_POST);</text:p>
      <text:p text:style-name="P10"><text:s text:c="2"/>$ORDERDETAIL-&gt;save();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tagora </meta:initial-creator>
    <meta:creation-date>2016-08-05T23:09:46.221245143</meta:creation-date>
    <dc:date>2016-08-05T23:18:00.556399614</dc:date>
    <dc:creator>pitagora </dc:creator>
    <meta:editing-duration>PT8M11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1" meta:paragraph-count="25" meta:word-count="107" meta:character-count="1069" meta:non-whitespace-character-count="934"/>
  </office:meta>
</office:document-meta>
</file>